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style:text-autospace="none"/>
      <style:text-properties style:font-name="Times New Roman" fo:font-size="12pt" fo:language="fr" fo:country="FR" style:font-size-asian="12pt" style:font-size-complex="12pt"/>
    </style:style>
    <style:style style:name="P3" style:family="paragraph" style:parent-style-name="Exo_20_I_29_">
      <style:paragraph-properties fo:padding="0cm" fo:border="none" style:shadow="none" style:join-border="false"/>
      <style:text-properties fo:font-size="12pt" style:font-size-asian="12pt" style:font-size-complex="12pt"/>
    </style:style>
    <style:style style:name="P4" style:family="paragraph" style:parent-style-name="Standard">
      <style:paragraph-properties fo:padding="0cm" fo:border="none" style:shadow="none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Exo_20_I_29_">
      <style:text-properties fo:font-size="12pt" style:font-size-asian="12pt" style:font-size-complex="12pt"/>
    </style:style>
    <style:style style:name="P6" style:family="paragraph" style:parent-style-name="Exo_20_1_29_">
      <style:paragraph-properties>
        <style:tab-stops>
          <style:tab-stop style:position="0.499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Exo_20_1_29_">
      <style:text-properties fo:font-size="12pt" style:font-size-asian="12pt" style:font-size-complex="12pt"/>
    </style:style>
    <style:style style:name="P8" style:family="paragraph" style:parent-style-name="Exo_20_1_29_">
      <style:paragraph-properties style:shadow="none"/>
    </style:style>
    <style:style style:name="P9" style:family="paragraph" style:parent-style-name="Exo_20_1_29_">
      <style:paragraph-properties style:shadow="none"/>
      <style:text-properties fo:font-size="12pt" style:font-size-asian="12pt" style:font-size-complex="12pt"/>
    </style:style>
    <style:style style:name="P10" style:family="paragraph" style:parent-style-name="Exo_20_I_29_">
      <style:paragraph-properties fo:break-before="column"/>
      <style:text-properties fo:font-size="12pt" style:font-size-asian="12pt" style:font-size-complex="12pt"/>
    </style:style>
    <style:style style:name="P11" style:family="paragraph" style:parent-style-name="Exo_20_a_29_">
      <style:text-properties fo:font-size="12pt" style:font-size-asian="12pt" style:font-size-complex="12pt"/>
    </style:style>
    <style:style style:name="P12" style:family="paragraph" style:parent-style-name="Exo_20_1_29_">
      <style:paragraph-properties fo:margin-left="1.499cm" fo:margin-right="0cm" fo:text-indent="-1cm" style:auto-text-indent="false">
        <style:tab-stops>
          <style:tab-stop style:position="-0.496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Exo_20_1_29_">
      <style:paragraph-properties fo:margin-left="1.499cm" fo:margin-right="0cm" fo:text-indent="-1cm" style:auto-text-indent="false">
        <style:tab-stops>
          <style:tab-stop style:position="-0.496cm"/>
        </style:tab-stops>
      </style:paragraph-properties>
    </style:style>
    <style:style style:name="P14" style:family="paragraph" style:parent-style-name="Titre_20_Chapitre">
      <style:paragraph-properties fo:padding="0cm" fo:border="none" style:shadow="none">
        <style:tab-stops>
          <style:tab-stop style:position="27.721cm" style:type="right"/>
        </style:tab-stops>
      </style:paragraph-properties>
      <style:text-properties fo:font-size="15pt" fo:font-style="normal" style:font-size-asian="15pt" style:font-style-asian="normal" style:font-size-complex="15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998cm">
          <style:column-sep style:width="0.035cm" style:color="#000000" style:height="100%"/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RIANGLES : démonstration DE CERTAINES Propriétés du cours<text:tab/>4.2</text:p>
      <text:p text:style-name="P4"/>
      <text:section text:style-name="Sect1" text:name="Section1">
        <text:p text:style-name="P5"><text:span text:style-name="T7">I)<text:tab/>Somme des mesures des angles dans un triangle quelconque :</text:span><text:line-break/>Soit <text:span text:style-name="T1">ABC</text:span> un triangle quelconque. On appelle <text:span text:style-name="T1">I</text:span> le milieu de [<text:span text:style-name="T1">AB</text:span>] et <text:span text:style-name="T1">C'</text:span> le symétrique de <text:span text:style-name="T1">C</text:span> par rapport à <text:span text:style-name="T1">I</text:span><text:span text:style-name="T2">, p</text:span>uis <text:span text:style-name="T4">J</text:span><text:span text:style-name="T3"> le milieu de [</text:span><text:span text:style-name="T4">AC</text:span><text:span text:style-name="T3">] et </text:span><text:span text:style-name="T4">B'</text:span><text:span text:style-name="T3"> le symétrique de </text:span><text:span text:style-name="T4">B</text:span><text:span text:style-name="T3"> par rapport à </text:span><text:span text:style-name="T4">J</text:span><text:span text:style-name="T3">.</text:span></text:p>
        <text:p text:style-name="P12">1)<text:tab/>a)<text:tab/>Démontrer que <draw:frame draw:style-name="fr1" draw:name="Objet9" text:anchor-type="as-char" svg:width="1.224cm" svg:height="0.522cm" draw:z-index="0"><draw:object xlink:href="./Object 14" xlink:type="simple" xlink:show="embed" xlink:actuate="onLoad"/><draw:image xlink:href="./ObjectReplacements/Object 14" xlink:type="simple" xlink:show="embed" xlink:actuate="onLoad"/><svg:desc>formule</svg:desc></draw:frame> et <draw:frame draw:style-name="fr1" draw:name="Objet1" text:anchor-type="as-char" svg:width="1.055cm" svg:height="0.522cm" draw:z-index="1"><draw:object xlink:href="./Object 15" xlink:type="simple" xlink:show="embed" xlink:actuate="onLoad"/><draw:image xlink:href="./ObjectReplacements/Object 15" xlink:type="simple" xlink:show="embed" xlink:actuate="onLoad"/><svg:desc>formule</svg:desc></draw:frame> ont la même mesure.</text:p>
        <text:p text:style-name="P11">b)<text:tab/>E<text:span text:style-name="T3">n reprenant exactement la même démonstration avec la symétrie de centre </text:span><text:span text:style-name="T4">J</text:span><text:span text:style-name="T5">, q</text:span><text:span text:style-name="T2">uel </text:span>résultat analogue <text:span text:style-name="T3">obtiendrait-on ?</text:span> <text:span text:style-name="T9">(on ne rédigera pas cette nouvelle démonstration et on considérera ce résultat comme acquis dans la suite de l'exercice)</text:span></text:p>
        <text:p text:style-name="P13">2)<text:tab/>a)<text:tab/>Démontrer que (<text:span text:style-name="T1">BC</text:span>) et (<text:span text:style-name="T1">AC'</text:span>) sont parallèles.</text:p>
        <text:p text:style-name="P11">b)<text:tab/><text:span text:style-name="T3">En reprenant exactement la même démonstration avec la symétrie de centre </text:span><text:span text:style-name="T4">J</text:span><text:span text:style-name="T5">, quel </text:span><text:span text:style-name="T3">résultat analogue obtiendrait-on ? </text:span><text:span text:style-name="T6">(on ne rédigera pas cette nouvelle démonstration et on considérera ce résultat comme acquis dans la suite de l'exercice)</text:span></text:p>
        <text:p text:style-name="P11">c)<text:tab/>Démontrer que <text:span text:style-name="T1">C</text:span>, <text:span text:style-name="T1">A</text:span> et <text:span text:style-name="T1">B'</text:span> sont alignés</text:p>
        <text:p text:style-name="P6">3)<text:tab/>a)<text:tab/>Déterminer <draw:frame draw:style-name="fr1" draw:name="Objet2" text:anchor-type="as-char" svg:width="3.784cm" svg:height="0.522cm" draw:z-index="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text:p text:style-name="P11">b)<text:tab/>En déduire la somme des mesures des trois angles du triangle <text:span text:style-name="T1">ABC</text:span><text:span text:style-name="T2">.</text:span></text:p>
        <text:p text:style-name="P10"><text:span text:style-name="T7">II)<text:tab/>Angles aigus d'un triangle rectangle :</text:span><text:line-break/>Soit <text:span text:style-name="T1">ABC</text:span> un triangle rectangle en <text:span text:style-name="T1">A</text:span>. Montrer que <draw:frame draw:style-name="fr1" draw:name="Objet3" text:anchor-type="as-char" svg:width="1.055cm" svg:height="0.522cm" draw:z-index="3"><draw:object xlink:href="./Object 18" xlink:type="simple" xlink:show="embed" xlink:actuate="onLoad"/><draw:image xlink:href="./ObjectReplacements/Object 18" xlink:type="simple" xlink:show="embed" xlink:actuate="onLoad"/><svg:desc>formule</svg:desc></draw:frame> et <draw:frame draw:style-name="fr1" draw:name="Objet4" text:anchor-type="as-char" svg:width="1.044cm" svg:height="0.522cm" draw:z-index="4"><draw:object xlink:href="./Object 19" xlink:type="simple" xlink:show="embed" xlink:actuate="onLoad"/><draw:image xlink:href="./ObjectReplacements/Object 19" xlink:type="simple" xlink:show="embed" xlink:actuate="onLoad"/><svg:desc>formule</svg:desc></draw:frame> sont complémentaires.</text:p>
        <text:p text:style-name="P2"/>
        <text:p text:style-name="P2"/>
        <text:p text:style-name="P2"/>
        <text:p text:style-name="P2"/>
        <text:p text:style-name="P5"><text:span text:style-name="T7">III)<text:tab/>Triangles ayant deux angles complémentaires :</text:span><text:line-break/>Soit <text:span text:style-name="T1">ABC</text:span> un triangle tel que <draw:frame draw:style-name="fr1" draw:name="Objet5" text:anchor-type="as-char" svg:width="1.055cm" svg:height="0.522cm" draw:z-index="5"><draw:object xlink:href="./Object 20" xlink:type="simple" xlink:show="embed" xlink:actuate="onLoad"/><draw:image xlink:href="./ObjectReplacements/Object 20" xlink:type="simple" xlink:show="embed" xlink:actuate="onLoad"/><svg:desc>formule</svg:desc></draw:frame> et <draw:frame draw:style-name="fr1" draw:name="Objet16" text:anchor-type="as-char" svg:width="1.044cm" svg:height="0.522cm" draw:z-index="6"><draw:object xlink:href="./Object 21" xlink:type="simple" xlink:show="embed" xlink:actuate="onLoad"/><draw:image xlink:href="./ObjectReplacements/Object 21" xlink:type="simple" xlink:show="embed" xlink:actuate="onLoad"/><svg:desc>formule</svg:desc></draw:frame> soient complémentaires. Montrer que <text:span text:style-name="T1">ABC</text:span> est rectangle en <text:span text:style-name="T1">A</text:span>.</text:p>
        <text:p text:style-name="P2"/>
        <text:p text:style-name="P2"/>
        <text:p text:style-name="P2"/>
        <text:p text:style-name="P2"/>
        <text:p text:style-name="P5"><text:span text:style-name="T7">IV) Angles à la base dans un triangle isocèle :</text:span><text:line-break/>Soit <text:span text:style-name="T1">ABC</text:span> un triangle isocèle en <text:span text:style-name="T1">A</text:span> et <text:span text:style-name="T1">d</text:span> la médiatrice de [<text:span text:style-name="T1">BC</text:span>].</text:p>
        <text:p text:style-name="P7">1)<text:tab/>Montrer que <text:span text:style-name="T1">A</text:span> appartient à <text:span text:style-name="T1">d</text:span>.</text:p>
        <text:p text:style-name="Exo_20_1_29_">2)<text:tab/>Déterminer les images de <text:span text:style-name="T1">A</text:span>, <text:span text:style-name="T1">B</text:span> et <text:span text:style-name="T1">C</text:span> par la symétrie d'axe <text:span text:style-name="T1">d</text:span>.</text:p>
        <text:p text:style-name="Exo_20_1_29_">3)<text:tab/>Montrer que les angles à la base du triangle <text:span text:style-name="T1">ABC</text:span> sont de même mesure.</text:p>
        <text:p text:style-name="P10"><text:span text:style-name="T7">V)<text:tab/>Triangles isocèles ayant un angle de 60° :</text:span><text:line-break/>Soit <text:span text:style-name="T1">ABC</text:span> un triangle isocèle en <text:span text:style-name="T1">A</text:span> et ayant un angle de 60°.</text:p>
        <text:p text:style-name="P9">1<text:span text:style-name="T8">er</text:span> cas : L'angle de 60° est <draw:frame draw:style-name="fr1" draw:name="Objet6" text:anchor-type="as-char" svg:width="1.042cm" svg:height="0.522cm" draw:z-index="7"><draw:object xlink:href="./Object 22" xlink:type="simple" xlink:show="embed" xlink:actuate="onLoad"/><draw:image xlink:href="./ObjectReplacements/Object 22" xlink:type="simple" xlink:show="embed" xlink:actuate="onLoad"/><svg:desc>formule</svg:desc></draw:frame> : Déterminer <draw:frame draw:style-name="fr1" draw:name="Objet7" text:anchor-type="as-char" svg:width="1.055cm" svg:height="0.522cm" draw:z-index="8"><draw:object xlink:href="./Object 23" xlink:type="simple" xlink:show="embed" xlink:actuate="onLoad"/><draw:image xlink:href="./ObjectReplacements/Object 23" xlink:type="simple" xlink:show="embed" xlink:actuate="onLoad"/><svg:desc>formule</svg:desc></draw:frame> et <draw:frame draw:style-name="fr1" draw:name="Objet8" text:anchor-type="as-char" svg:width="1.044cm" svg:height="0.522cm" draw:z-index="9"><draw:object xlink:href="./Object 24" xlink:type="simple" xlink:show="embed" xlink:actuate="onLoad"/><draw:image xlink:href="./ObjectReplacements/Object 24" xlink:type="simple" xlink:show="embed" xlink:actuate="onLoad"/><svg:desc>formule</svg:desc></draw:frame>. En déduire que <text:span text:style-name="T1">ABC</text:span> est équilatéral.</text:p>
        <text:p text:style-name="P9">2<text:span text:style-name="T8">ème</text:span> cas : L'angle de 60° est <draw:frame draw:style-name="fr1" draw:name="Objet10" text:anchor-type="as-char" svg:width="1.15cm" svg:height="0.54cm" draw:z-index="10"><draw:object xlink:href="./Object 25" xlink:type="simple" xlink:show="embed" xlink:actuate="onLoad"/><draw:image xlink:href="./ObjectReplacements/Object 25" xlink:type="simple" xlink:show="embed" xlink:actuate="onLoad"/><svg:desc>formule</svg:desc></draw:frame> : Déterminer <draw:frame draw:style-name="fr1" draw:name="Objet11" text:anchor-type="as-char" svg:width="1.044cm" svg:height="0.522cm" draw:z-index="11"><draw:object xlink:href="./Object 26" xlink:type="simple" xlink:show="embed" xlink:actuate="onLoad"/><draw:image xlink:href="./ObjectReplacements/Object 26" xlink:type="simple" xlink:show="embed" xlink:actuate="onLoad"/><svg:desc>formule</svg:desc></draw:frame> et <draw:frame draw:style-name="fr1" draw:name="Objet12" text:anchor-type="as-char" svg:width="1.042cm" svg:height="0.522cm" draw:z-index="12"><draw:object xlink:href="./Object 27" xlink:type="simple" xlink:show="embed" xlink:actuate="onLoad"/><draw:image xlink:href="./ObjectReplacements/Object 27" xlink:type="simple" xlink:show="embed" xlink:actuate="onLoad"/><svg:desc>formule</svg:desc></draw:frame>. En déduire que <text:span text:style-name="T1">ABC</text:span> est équilatéral.</text:p>
        <text:p text:style-name="P9">3<text:span text:style-name="T8">ème</text:span> cas : L'angle de 60° est <draw:frame draw:style-name="fr1" draw:name="Objet13" text:anchor-type="as-char" svg:width="1.044cm" svg:height="0.522cm" draw:z-index="13"><draw:object xlink:href="./Object 28" xlink:type="simple" xlink:show="embed" xlink:actuate="onLoad"/><draw:image xlink:href="./ObjectReplacements/Object 28" xlink:type="simple" xlink:show="embed" xlink:actuate="onLoad"/><svg:desc>formule</svg:desc></draw:frame> : Pourquoi est-il inutile d'étudier ce troisième cas ?</text:p>
        <text:p text:style-name="P3"/>
        <text:p text:style-name="P3"/>
        <text:p text:style-name="P3"/>
        <text:p text:style-name="P2"/>
        <text:p text:style-name="P5"><text:span text:style-name="T7">VI) Point de concours des médiatrices :</text:span><text:line-break/>Soit <text:span text:style-name="T1">ABC</text:span> un triangle quelconque et <text:span text:style-name="T1">O</text:span> le point d'intersection des médiatrices de [<text:span text:style-name="T1">AB</text:span>] et de [<text:span text:style-name="T1">AC</text:span>].</text:p>
        <text:p text:style-name="P9">1)<text:tab/>Montrer que <text:span text:style-name="T1">OA</text:span> = <text:span text:style-name="T1">OB</text:span> puis que <text:span text:style-name="T1">OA</text:span> = <text:span text:style-name="T1">OC</text:span>.</text:p>
        <text:p text:style-name="P9">2)<text:tab/>En déduire que <text:span text:style-name="T1">O</text:span> est le centre du cercle circonscrit au triangle.</text:p>
        <text:p text:style-name="P8">3)<text:tab/>En déduire également que O appartient aussi à la médiatrice de [BC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16cm" draw:dots2="1" draw:dots2-length="0.016cm" draw:distance="0.016cm"/>
    <draw:stroke-dash draw:name="Dash_20_2" draw:display-name="Dash 2" draw:style="rect" draw:dots1="1" draw:dots1-length="0.016cm" draw:dots2="1" draw:dots2-length="0.016cm" draw:distance="0.016cm"/>
    <draw:stroke-dash draw:name="Dash_20_3" draw:display-name="Dash 3" draw:style="rect" draw:dots1="1" draw:dots1-length="0.016cm" draw:dots2="1" draw:dots2-length="0.016cm" draw:distance="0.016cm"/>
    <draw:stroke-dash draw:name="Dash_20_4" draw:display-name="Dash 4" draw:style="rect" draw:dots1="1" draw:dots1-length="0.016cm" draw:dots2="1" draw:dots2-length="0.016cm" draw:distance="0.016cm"/>
    <draw:stroke-dash draw:name="Dash_20_5" draw:display-name="Dash 5" draw:style="rect" draw:dots1="1" draw:dots1-length="0.016cm" draw:dots2="1" draw:dots2-length="0.016cm" draw:distance="0.016cm"/>
    <draw:stroke-dash draw:name="Dash_20_8" draw:display-name="Dash 8" draw:style="rect" draw:dots1="1" draw:dots1-length="0.009cm" draw:dots2="1" draw:dots2-length="0.009cm" draw:distance="0.009cm"/>
    <draw:stroke-dash draw:name="Dash_20_9" draw:display-name="Dash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style:page-number="auto" fo:background-color="transparent" fo:padding="0cm" fo:border-left="none" fo:border-right="none" fo:border-top="none" fo:border-bottom="0.018cm solid #000000" style:shadow="none" text:number-lines="false" text:line-number="0">
        <style:tab-stops/>
        <style:background-image/>
      </style:paragraph-properties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fo:background-color="transparent" style:shadow="none">
        <style:tab-stops/>
        <style:background-image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018cm solid #000000" style:shadow="none"/>
      <style:text-properties fo:text-transform="uppercase" style:font-name="Arial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/>
      <style:text-properties fo:text-transform="uppercase" style:font-name="Arial1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page-number="auto"/>
      <style:text-properties style:font-name="Arial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/>
      <style:text-properties style:font-name="Arial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">
      <style:paragraph-properties fo:margin-left="0.499cm" fo:margin-right="0cm" fo:text-indent="-0.499cm" style:auto-text-indent="false" fo:padding="0cm" fo:border-left="none" fo:border-right="none" fo:border-top="0.035cm solid #000000" fo:border-bottom="none" style:shadow="none" style:text-autospace="none">
        <style:tab-stops/>
      </style:paragraph-properties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">
      <style:paragraph-properties fo:margin-left="1cm" fo:margin-right="0cm" fo:text-indent="-0.499cm" style:auto-text-indent="false" style:text-autospace="none">
        <style:tab-stops/>
      </style:paragraph-properties>
      <style:text-properties fo:font-size="12pt" fo:language="fr" fo:country="FR" style:font-size-asian="12pt" style:font-size-complex="12pt"/>
    </style:style>
    <style:style style:name="Exo_20_a_29_" style:display-name="Exo a)" style:family="paragraph" style:parent-style-name="Exo_20_1_29_" style:list-style-name="">
      <style:paragraph-properties fo:margin-left="1.499cm" fo:margin-right="0cm" fo:text-indent="-0.499cm" style:auto-text-indent="false">
        <style:tab-stops/>
      </style:paragraph-properties>
      <style:text-properties style:font-name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space-before="0.002cm" text:min-label-width="0.497cm"/>
      </text:list-level-style-number>
      <text:list-level-style-number text:level="2" text:style-name="Numbering_20_Symbols" style:num-suffix=")" style:num-format="1">
        <style:list-level-properties text:space-before="0.503cm" text:min-label-width="0.497cm"/>
      </text:list-level-style-number>
      <text:list-level-style-number text:level="3" text:style-name="Numbering_20_Symbols" style:num-suffix=")" style:num-format="1">
        <style:list-level-properties text:space-before="1.002cm" text:min-label-width="0.497cm"/>
      </text:list-level-style-number>
      <text:list-level-style-number text:level="4" text:style-name="Numbering_20_Symbols" style:num-suffix=")" style:num-format="1">
        <style:list-level-properties text:space-before="1.503cm" text:min-label-width="0.497cm"/>
      </text:list-level-style-number>
      <text:list-level-style-number text:level="5" text:style-name="Numbering_20_Symbols" style:num-suffix=")" style:num-format="1">
        <style:list-level-properties text:space-before="2.002cm" text:min-label-width="0.497cm"/>
      </text:list-level-style-number>
      <text:list-level-style-number text:level="6" text:style-name="Numbering_20_Symbols" style:num-suffix=")" style:num-format="1">
        <style:list-level-properties text:space-before="2.503cm" text:min-label-width="0.497cm"/>
      </text:list-level-style-number>
      <text:list-level-style-number text:level="7" text:style-name="Numbering_20_Symbols" style:num-suffix=")" style:num-format="1">
        <style:list-level-properties text:space-before="3.003cm" text:min-label-width="0.497cm"/>
      </text:list-level-style-number>
      <text:list-level-style-number text:level="8" text:style-name="Numbering_20_Symbols" style:num-suffix=")" style:num-format="1">
        <style:list-level-properties text:space-before="3.504cm" text:min-label-width="0.497cm"/>
      </text:list-level-style-number>
      <text:list-level-style-number text:level="9" text:style-name="Numbering_20_Symbols" style:num-suffix=")" style:num-format="1">
        <style:list-level-properties text:space-before="4.003cm" text:min-label-width="0.497cm"/>
      </text:list-level-style-number>
      <text:list-level-style-number text:level="10" text:style-name="Numbering_20_Symbols" style:num-suffix=")" style:num-format="1">
        <style:list-level-properties text:space-before="4.504cm" text:min-label-width="0.497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9.7cm" fo:page-height="21.001cm" style:num-format="1" style:print-orientation="landscape" fo:margin-top="0.7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triangles-exos-demonstrations-du-cour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Thibaud FONTANET</meta:initial-creator>
    <meta:creation-date>2006-09-10T11:53:40</meta:creation-date>
    <dc:date>2011-01-15T17:48:05.33</dc:date>
    <meta:print-date>2010-12-01T12:59:33.54</meta:print-date>
    <dc:language>fr-FR</dc:language>
    <meta:editing-cycles>119</meta:editing-cycles>
    <meta:editing-duration>PT33H58M42S</meta:editing-duration>
    <meta:printed-by>Véronique et Thibaud FONTANET</meta:printed-by>
    <dc:creator>Véronique et Thibaud FONTANET</dc:creator>
    <meta:document-statistic meta:table-count="0" meta:image-count="0" meta:object-count="14" meta:page-count="1" meta:paragraph-count="24" meta:word-count="410" meta:character-count="2261"/>
    <meta:user-defined meta:name="Info 1"/>
    <meta:user-defined meta:name="Info 2"/>
    <meta:user-defined meta:name="Info 3"/>
    <meta:user-defined meta:name="Info 4"/>
  </office:meta>
</office:document-meta>
</file>

<file path=Object 14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 math:fontstyle="italic">BAC</math:mi>
        <math:mi>'</math:mi>
      </math:mrow>
      <math:mo math:stretchy="false">ˆ</math:mo>
    </math:mover>
    <math:annotation math:encoding="StarMath 5.0"> widehat {BAC'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C</math:mi>
      <math:mo math:stretchy="false">ˆ</math:mo>
    </math:mover>
    <math:annotation math:encoding="StarMath 5.0">widehat {ABC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row>
            <math:mi math:fontstyle="italic">BAC</math:mi>
            <math:mi>'</math:mi>
          </math:mrow>
          <math:mo math:stretchy="false">ˆ</math:mo>
        </math:mover>
        <math:mo math:stretchy="false">+</math:mo>
        <math:mover math:accent="true">
          <math:mi math:fontstyle="italic">BAC</math:mi>
          <math:mo math:stretchy="false">ˆ</math:mo>
        </math:mover>
      </math:mrow>
      <math:mo math:stretchy="false">+</math:mo>
      <math:mover math:accent="true">
        <math:mrow>
          <math:mi math:fontstyle="italic">CAB</math:mi>
          <math:mi>'</math:mi>
        </math:mrow>
        <math:mo math:stretchy="false">ˆ</math:mo>
      </math:mover>
    </math:mrow>
    <math:annotation math:encoding="StarMath 5.0"> widehat {BAC'}+ widehat {BAC}+ widehat {CAB'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C</math:mi>
      <math:mo math:stretchy="false">ˆ</math:mo>
    </math:mover>
    <math:annotation math:encoding="StarMath 5.0"> widehat {ABC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CB</math:mi>
      <math:mo math:stretchy="false">ˆ</math:mo>
    </math:mover>
    <math:annotation math:encoding="StarMath 5.0"> widehat {ACB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C</math:mi>
      <math:mo math:stretchy="false">ˆ</math:mo>
    </math:mover>
    <math:annotation math:encoding="StarMath 5.0"> widehat {ABC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CB</math:mi>
      <math:mo math:stretchy="false">ˆ</math:mo>
    </math:mover>
    <math:annotation math:encoding="StarMath 5.0"> widehat {ACB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C</math:mi>
      <math:mo math:stretchy="false">ˆ</math:mo>
    </math:mover>
    <math:annotation math:encoding="StarMath 5.0"> widehat {ABC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CB</math:mi>
      <math:mo math:stretchy="false">ˆ</math:mo>
    </math:mover>
    <math:annotation math:encoding="StarMath 5.0"> widehat {ACB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C</math:mi>
      <math:mo math:stretchy="false">ˆ</math:mo>
    </math:mover>
    <math:annotation math:encoding="StarMath 5.0"> widehat {ABC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CB</math:mi>
      <math:mo math:stretchy="false">ˆ</math:mo>
    </math:mover>
    <math:annotation math:encoding="StarMath 5.0"> widehat {ACB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CB</math:mi>
      <math:mo math:stretchy="false">ˆ</math:mo>
    </math:mover>
    <math:annotation math:encoding="StarMath 5.0"> widehat {ACB}</math:annotation>
  </math:semantics>
</math:math>
</file>